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8000002936F59B0B2.png" manifest:media-type="image/png"/>
  <manifest:file-entry manifest:full-path="Pictures/10000001000004A800000293AAE27789.png" manifest:media-type="image/png"/>
  <manifest:file-entry manifest:full-path="Pictures/10000001000004A800000293840D45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720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409in" svg:y="-0.1374in" svg:width="6.6929in" svg:height="2.2402in" draw:z-index="0"><draw:image xlink:href="Pictures/10000001000004A800000293840D4528.png" xlink:type="simple" xlink:show="embed" xlink:actuate="onLoad" draw:mime-type="image/png"/></draw:frame></text:p>
      <text:p text:style-name="Standard"><draw:frame draw:style-name="fr1" draw:name="Image3" text:anchor-type="char" svg:x="-0.1173in" svg:y="3.298in" svg:width="6.6929in" svg:height="3.7in" draw:z-index="2"><draw:image xlink:href="Pictures/10000001000004A800000293AAE27789.png" xlink:type="simple" xlink:show="embed" xlink:actuate="onLoad" draw:mime-type="image/png"/></draw:frame><draw:frame draw:style-name="fr1" draw:name="Image2" text:anchor-type="char" svg:x="-0.0354in" svg:y="0.0508in" svg:width="6.6929in" svg:height="3.7in" draw:z-index="1"><draw:image xlink:href="Pictures/10000001000004A8000002936F59B0B2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06:22.425012338</meta:creation-date>
    <dc:date>2025-09-01T21:53:24.278191222</dc:date>
    <meta:editing-duration>PT1M21S</meta:editing-duration>
    <meta:editing-cycles>2</meta:editing-cycles>
    <meta:generator>LibreOffice/24.2.7.2$Linux_X86_64 LibreOffice_project/420$Build-2</meta:generator>
    <meta:print-date>2025-09-01T21:53:21.481580587</meta:print-date>
    <meta:printed-by>PDF files</meta:printed-by>
    <meta:document-statistic meta:table-count="0" meta:image-count="3" meta:object-count="0" meta:page-count="1" meta:paragraph-count="0" meta:word-count="0" meta:character-count="0" meta:non-whitespace-character-count="0"/>
  </office:meta>
</office:document-meta>
</file>